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4"/>
    <style:style style:name="P3" style:family="paragraph" style:parent-style-name="List_20_Paragraph" style:list-style-name="WWNum5"/>
    <style:style style:name="P4" style:family="paragraph" style:parent-style-name="List_20_Paragraph">
      <style:paragraph-properties fo:margin-top="0cm" fo:margin-bottom="0.212cm" style:contextual-spacing="true"/>
    </style:style>
    <style:style style:name="P5" style:family="paragraph" style:parent-style-name="List_20_Paragraph" style:list-style-name="WWNum2">
      <style:paragraph-properties fo:margin-top="0cm" fo:margin-bottom="0.212cm" style:contextual-spacing="true"/>
    </style:style>
    <style:style style:name="P6" style:family="paragraph" style:parent-style-name="List_20_Paragraph" style:list-style-name="WWNum3">
      <style:paragraph-properties fo:margin-top="0cm" fo:margin-bottom="0.212cm" style:contextual-spacing="true"/>
    </style:style>
    <style:style style:name="P7" style:family="paragraph" style:parent-style-name="List_20_Paragraph" style:list-style-name="WWNum2">
      <style:paragraph-properties fo:margin-top="0cm" fo:margin-bottom="0.212cm" style:contextual-spacing="true"/>
      <style:text-properties fo:background-color="#ffff00"/>
    </style:style>
    <style:style style:name="P8" style:family="paragraph" style:parent-style-name="Standard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.212cm" style:contextual-spacing="false" fo:text-indent="1.249cm" style:auto-text-indent="false"/>
      <style:text-properties fo:background-color="#ffff00"/>
    </style:style>
    <style:style style:name="P15" style:family="paragraph" style:parent-style-name="Standard">
      <style:paragraph-properties fo:margin-left="0cm" fo:margin-right="0cm" fo:text-indent="1.249cm" style:auto-text-indent="false"/>
    </style:style>
    <style:style style:name="P16" style:family="paragraph" style:parent-style-name="Standard" style:master-page-name="Standard">
      <style:paragraph-properties style:page-number="auto"/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P17" style:family="paragraph">
      <style:text-properties style:font-name="Arial Black" fo:font-size="54pt"/>
    </style:style>
    <style:style style:name="P18" style:family="paragraph">
      <loext:graphic-properties draw:fill="solid" draw:fill-color="#b2b2b2" draw:opacity="50%"/>
      <style:text-properties style:font-name="Arial Black" fo:font-size="54pt"/>
    </style:style>
    <style:style style:name="T1" style:family="text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language-asian="es" style:country-asian="ES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gr1" style:family="graphic">
      <style:graphic-properties draw:stroke="solid" svg:stroke-width="0.035cm" svg:stroke-color="#3333cc" draw:stroke-linejoin="round" svg:stroke-linecap="butt" draw:fill="solid" draw:fill-color="#b2b2b2" draw:opacity="50%" draw:textarea-vertical-align="top" draw:auto-grow-height="false" draw:auto-grow-width="false" fo:min-height="1.722cm" fo:min-width="15.014cm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8"/>
      <text:p text:style-name="P8"/>
      <text:p text:style-name="P8"/>
      <text:p text:style-name="P8"/>
      <text:p text:style-name="P8"/>
      <text:p text:style-name="Standard"><draw:custom-shape text:anchor-type="as-char" draw:z-index="0" draw:style-name="gr1" draw:text-style-name="P18" svg:width="15.015cm" svg:height="1.722cm"><text:p text:style-name="P17">Preguntas tipo de exame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8"/>
      <text:p text:style-name="P10"><text:span text:style-name="T3">Pregunta 1</text:span></text:p>
      <text:p text:style-name="P11"><text:span text:style-name="T2">Select the correct creation of Date/Time objects (choose 3):</text:span></text:p>
      <text:list xml:id="list1484857065" text:style-name="WWNum1">
        <text:list-item>
          <text:p text:style-name="P1"><text:span text:style-name="T2">LocalDateTime ldt=LocalDateTime.now();</text:span></text:p>
        </text:list-item>
        <text:list-item>
          <text:p text:style-name="P1"><text:span text:style-name="T2">LocalDate ld=LocalDate.of(2000,10,30);</text:span></text:p>
        </text:list-item>
        <text:list-item>
          <text:p text:style-name="P1"><text:span text:style-name="T2">LocalTime lt=new LocalTime(10,30,45);</text:span></text:p>
        </text:list-item>
        <text:list-item>
          <text:p text:style-name="P1"><text:span text:style-name="T2">LocalDate ld=LocalDate.of(2003,2,30);</text:span></text:p>
        </text:list-item>
        <text:list-item>
          <text:p text:style-name="P1"><text:span text:style-name="T2">LocalDateTime ldt=LocalDateTime.of(LocalDate.now(), LocalTime.now());</text:span></text:p>
        </text:list-item>
      </text:list>
      <text:p text:style-name="Standard"/>
      <text:p text:style-name="P12"><text:span text:style-name="T4">Pregunta 2</text:span></text:p>
      <text:p text:style-name="Standard">What will the following code print when compiled and run?</text:p>
      <text:p text:style-name="Standard"><text:span text:style-name="T5">Instant init = Instant.parse("2022-06-25T16:13:30.00z");</text:span></text:p>
      <text:p text:style-name="Standard"><text:span text:style-name="T5">init.plus(10, ChronoUnit.HOURS);</text:span></text:p>
      <text:p text:style-name="Standard"><text:span text:style-name="T5">System.out.println(init);</text:span></text:p>
      <text:p text:style-name="Standard"><text:span text:style-name="T5">Duration duration = Duration.ofHours(1);</text:span></text:p>
      <text:p text:style-name="Standard"><text:span text:style-name="T5">Instant instant = init.plus(duration);</text:span></text:p>
      <text:p text:style-name="Standard"><text:span text:style-name="T5">System.out.println(instant);</text:span></text:p>
      <text:p text:style-name="Standard"><text:span text:style-name="T5">LocalDateTime ltd = LocalDateTime.ofInstant(instant, ZoneId.of("GMT+2"));</text:span></text:p>
      <text:p text:style-name="Standard"><text:span text:style-name="T5">System.out.println(ltd);</text:span></text:p>
      <text:p text:style-name="Standard"/>
      <text:list xml:id="list2829039004" text:style-name="WWNum2">
        <text:list-item>
          <text:p text:style-name="P5">2022-06-25T16:13:30Z </text:p>
        </text:list-item>
      </text:list>
      <text:p text:style-name="P13">2022-06-25T17:13:30Z </text:p>
      <text:p text:style-name="P13">2022-06-25T15:13:30</text:p>
      <text:p text:style-name="P13"/>
      <text:list xml:id="list135638422461748" text:continue-numbering="true" text:style-name="WWNum2">
        <text:list-item>
          <text:p text:style-name="P5">T16:13:30Z </text:p>
        </text:list-item>
      </text:list>
      <text:p text:style-name="P13">T17:13:30Z </text:p>
      <text:p text:style-name="P13">2022-06-25T19:13:30</text:p>
      <text:p text:style-name="P15"/>
      <text:list xml:id="list135638497706621" text:continue-numbering="true" text:style-name="WWNum2">
        <text:list-item>
          <text:p text:style-name="P7">2022-06-25T16:13:30Z </text:p>
        </text:list-item>
      </text:list>
      <text:p text:style-name="P14">2022-06-25T17:13:30Z </text:p>
      <text:p text:style-name="P14">2022-06-25T19:13:30</text:p>
      <text:p text:style-name="P15"/>
      <text:list xml:id="list135639119415413" text:continue-numbering="true" text:style-name="WWNum2">
        <text:list-item>
          <text:p text:style-name="P5">T16:13:30Z</text:p>
        </text:list-item>
      </text:list>
      <text:p text:style-name="P13">T17:13:30Z </text:p>
      <text:p text:style-name="P13">2022-06-25T15:13:30</text:p>
      <text:p text:style-name="P13"/>
      <text:p text:style-name="Standard"/>
      <text:p text:style-name="P12"><text:span text:style-name="T4">Pregunta 3</text:span></text:p>
      <text:p text:style-name="Standard">Given that Daylight Savings Time ends on Nov 1 at 2 AM in US/Eastern time zone, what will the following code print?</text:p>
      <text:p text:style-name="Standard"><text:span text:style-name="T5">LocalDateTime ld = LocalDateTime.of(2022, Month.OCTOBER, 31, 10, 0);</text:span></text:p>
      <text:p text:style-name="Standard"><text:span text:style-name="T5">ZonedDateTime date = ZonedDateTime.of(ld, ZoneId.of("US/Eastern"));</text:span></text:p>
      <text:p text:style-name="Standard"><text:span text:style-name="T5">date = date.plus(Duration.ofDays(1));</text:span></text:p>
      <text:p text:style-name="Standard"><text:span text:style-name="T5">System.out.println(date);</text:span></text:p>
      <text:p text:style-name="Standard"><text:span text:style-name="T5">date = ZonedDateTime.of(ld, ZoneId.of("US/Eastern"));</text:span></text:p>
      <text:p text:style-name="Standard"><text:span text:style-name="T5">date = date.plus(Period.ofDays(1));</text:span></text:p>
      <text:p text:style-name="Standard"><text:span text:style-name="T5">System.out.println(date);</text:span></text:p>
      <text:p text:style-name="P9"/>
      <text:list xml:id="list1007406651" text:style-name="WWNum3">
        <text:list-item>
          <text:p text:style-name="P6">2022-11-01T09:00-05:00[US/Eastern] </text:p>
        </text:list-item>
      </text:list>
      <text:p text:style-name="P4">2022-11-01T09:00-05:00[US/Eastern]</text:p>
      <text:p text:style-name="P4"/>
      <text:list xml:id="list135639486664416" text:continue-numbering="true" text:style-name="WWNum3">
        <text:list-item>
          <text:p text:style-name="P6">2022-11-01T09:00-05:00[US/Eastern] </text:p>
        </text:list-item>
      </text:list>
      <text:p text:style-name="P4">2022-11-01T10:00-05:00[US/Eastern]</text:p>
      <text:p text:style-name="P4"/>
      <text:list xml:id="list135639776425914" text:continue-numbering="true" text:style-name="WWNum3">
        <text:list-item>
          <text:p text:style-name="P6">2022-11-01T10:00-05:00[US/Eastern] </text:p>
        </text:list-item>
      </text:list>
      <text:p text:style-name="P4">2022-11-01T09:00-05:00[US/Eastern]</text:p>
      <text:p text:style-name="P4"/>
      <text:list xml:id="list135637981725052" text:continue-numbering="true" text:style-name="WWNum3">
        <text:list-item>
          <text:p text:style-name="P6">2022-11-01T10:00-05:00[US/Eastern] </text:p>
        </text:list-item>
      </text:list>
      <text:p text:style-name="P4">2022-11-01T10:00-05:00[US/Eastern]</text:p>
      <text:p text:style-name="P4"/>
      <text:p text:style-name="Standard"/>
      <text:p text:style-name="P12"><text:span text:style-name="T4">Pregunta 4</text:span></text:p>
      <text:p text:style-name="Standard">Which of the following classes should you use to represent just a date without any time or zone information?</text:p>
      <text:list xml:id="list3488295933" text:style-name="WWNum4">
        <text:list-item>
          <text:p text:style-name="P2">java.sql.Date</text:p>
        </text:list-item>
        <text:list-item>
          <text:p text:style-name="P2">java.time.LocalDateTime</text:p>
        </text:list-item>
        <text:list-item>
          <text:p text:style-name="P2">java.time.format.DateTimeFormatter</text:p>
        </text:list-item>
        <text:list-item>
          <text:p text:style-name="P2">java.time.LocalDate</text:p>
        </text:list-item>
        <text:list-item>
          <text:p text:style-name="P2">java.time.Instant</text:p>
        </text:list-item>
      </text:list>
      <text:p text:style-name="Standard"/>
      <text:p text:style-name="P12"><text:span text:style-name="T4">Pregunta 5</text:span></text:p>
      <text:p text:style-name="Standard">Given:</text:p>
      <text:p text:style-name="Standard"><text:span text:style-name="T5">var ldt1=LocalDateTime.of(2020,11,20,22,30,15);</text:span></text:p>
      <text:p text:style-name="Standard"><text:span text:style-name="T5">var ldt2=ldt1.minusHours(3);</text:span></text:p>
      <text:p text:style-name="Standard"><text:span text:style-name="T5">var zdt1=ZonedDateTime.of(ldt1,ZoneId.of("GMT"));</text:span></text:p>
      <text:p text:style-name="Standard"><text:span text:style-name="T5">var zdt2=ZonedDateTime.of(ldt2,ZoneId.of("GMT-5"));</text:span></text:p>
      <text:p text:style-name="Standard"><text:span text:style-name="T5">System.out.println(Duration.between(zdt1, zdt2));</text:span></text:p>
      <text:p text:style-name="Standard">What will this code print?</text:p>
      <text:list xml:id="list2463392273" text:style-name="WWNum5">
        <text:list-item>
          <text:p text:style-name="P3">PT2H</text:p>
        </text:list-item>
        <text:list-item>
          <text:p text:style-name="P3">PT3H</text:p>
        </text:list-item>
        <text:list-item>
          <text:p text:style-name="P3">PT8H</text:p>
        </text:list-item>
        <text:list-item>
          <text:p text:style-name="P3">The code throws an exception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4</meta:editing-cycles>
    <meta:creation-date>2023-12-04T11:13:00</meta:creation-date>
    <dc:date>2024-06-03T13:49:44.927000000</dc:date>
    <meta:editing-duration>PT4M42S</meta:editing-duration>
    <meta:generator>LibreOffice/7.0.2.2$Windows_X86_64 LibreOffice_project/8349ace3c3162073abd90d81fd06dcfb6b36b994</meta:generator>
    <meta:document-statistic meta:table-count="0" meta:image-count="0" meta:object-count="0" meta:page-count="6" meta:paragraph-count="66" meta:word-count="200" meta:character-count="2160" meta:non-whitespace-character-count="20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